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4pt"/>
    </style:style>
    <style:style style:name="co2" style:family="table-column">
      <style:table-column-properties fo:break-before="auto" style:column-width="51.99pt"/>
    </style:style>
    <style:style style:name="co3" style:family="table-column">
      <style:table-column-properties fo:break-before="auto" style:column-width="35.46pt"/>
    </style:style>
    <style:style style:name="co4" style:family="table-column">
      <style:table-column-properties fo:break-before="auto" style:column-width="274.9pt"/>
    </style:style>
    <style:style style:name="co5" style:family="table-column">
      <style:table-column-properties fo:break-before="auto" style:column-width="46.2pt"/>
    </style:style>
    <style:style style:name="co6" style:family="table-column">
      <style:table-column-properties fo:break-before="auto" style:column-width="182.1pt"/>
    </style:style>
    <style:style style:name="co7" style:family="table-column">
      <style:table-column-properties fo:break-before="auto" style:column-width="36.3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36.75pt"/>
    </style:style>
    <style:style style:name="co10" style:family="table-column">
      <style:table-column-properties fo:break-before="auto" style:column-width="61.14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45.1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82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cc" style:diagonal-bl-tr="none" style:diagonal-tl-br="none" fo:border="0.74pt fine-dashed #000000" fo:padding="2.01pt" style:rotation-align="non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ackground-color="#ff6600" style:diagonal-bl-tr="none" style:diagonal-tl-br="none" fo:border="0.74pt solid #000000" fo:padding="2.01pt" style:rotation-align="none"/>
      <style:text-properties fo:color="#111111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 fo:padding="2.01pt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339966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ccff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cc00" style:diagonal-bl-tr="none" style:diagonal-tl-br="none" fo:border="0.74pt solid #000000" fo:padding="2.01pt" style:rotation-align="none"/>
      <style:text-properties fo:color="#111111" style:text-outline="tru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0000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5000b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3366" style:diagonal-bl-tr="none" style:diagonal-tl-br="none" fo:border="0.74pt solid #000000" fo:padding="2.01pt" style:rotation-align="none"/>
      <style:text-properties fo:color="#3399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8080" fo:padding="2.01pt"/>
      <style:text-properties fo:color="#cc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66cc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fo:border="0.74pt solid #000000" fo:padding="2.01pt" style:rotation-align="none"/>
      <style:text-properties fo:color="#ffd320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0066ff" style:diagonal-bl-tr="none" style:diagonal-tl-br="none" fo:border="0.74pt solid #000000" fo:padding="2.01pt" style:rotation-align="none"/>
      <style:text-properties fo:color="#00cc33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3333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00" fo:padding="2.01pt"/>
      <style:text-properties fo:color="#ffffff" fo:font-weight="bold" style:font-weight-asian="bold" style:font-weight-complex="bold" style:font-relief="engraved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2.01pt" style:rotation-align="non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33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99cc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ff33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3333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1pt 1pt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735573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4c4c4c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1pt 1pt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009900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fo:border="0.74pt solid #000000" fo:padding="2.01pt" style:rotation-align="none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1f1f73" style:diagonal-bl-tr="none" style:diagonal-tl-br="none" fo:border="0.74pt solid #000000" fo:padding="2.01pt" style:rotation-align="none"/>
      <style:text-properties fo:color="#ffff00" style:text-outline="false" style:text-line-through-style="none" style:text-line-through-type="none" style:font-name="Arial" fo:font-size="10pt" fo:font-style="normal" fo:text-shadow="1pt 1pt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2" style:family="table-cell" style:parent-style-name="Default" style:data-style-name="N127"/>
    <style:style style:name="ce33" style:family="table-cell" style:parent-style-name="Default">
      <style:table-cell-properties fo:border-bottom="none" fo:background-color="#cccccc" style:diagonal-bl-tr="none" style:diagonal-tl-br="none" fo:border-left="0.74pt solid #000000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82">
      <style:table-cell-properties fo:background-color="#cccccc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none" fo:background-color="#999999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 style:data-style-name="N2"/>
    <style:style style:name="ce39" style:family="table-cell" style:parent-style-name="Default" style:data-style-name="N11"/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999999" style:diagonal-bl-tr="none" style:diagonal-tl-br="none" fo:border-left="none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ccccc" style:diagonal-bl-tr="none" style:diagonal-tl-br="none" fo:border-left="none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color="#ffffff" style:text-outline="false" fo:font-style="normal" style:text-line-through-type="none" style:text-underline-style="none" style:text-underline-color="font-color" fo:font-weight="normal" fo:font-size="10pt" fo:text-shadow="1pt 1pt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1pt 1pt" fo:color="#ffff66"/>
    </style:style>
    <style:style style:name="T3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color="#3399ff" style:text-outline="false" fo:font-style="normal" style:text-line-through-type="none" style:text-underline-style="none" style:text-underline-color="font-color" fo:font-weight="normal" fo:font-size="10pt" fo:text-shadow="1pt 1pt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1pt 1pt" fo:color="#ffffff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color="#ccffff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none" fo:color="#ffffff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1pt 1pt" fo:color="#66ccff"/>
    </style:style>
    <style:style style:name="T8" style:family="text">
      <style:text-properties style:font-name="Arial" fo:text-shadow="1pt 1pt" style:font-style-asian="normal" style:font-weight-complex="normal" style:font-weight-asian="normal" style:font-size-complex="10pt" style:font-size-asian="10pt" style:font-name-complex="Arial" style:text-position="0% 100%" fo:color="#00cc33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font-name="Arial" fo:text-shadow="1pt 1pt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style:font-style-complex="normal" fo:color="#ffffff"/>
    </style:style>
    <style:style style:name="T10" style:family="text">
      <style:text-properties style:font-name="Arial" fo:text-shadow="1pt 1pt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style:font-style-complex="normal" fo:color="#ffff66"/>
    </style:style>
    <style:style style:name="T11" style:family="text">
      <style:text-properties style:font-name="Arial" fo:text-shadow="1pt 1pt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style:font-style-complex="normal" fo:color="#ff0000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color="#ff3366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3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14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15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name="Arial" fo:color="#e6e64c"/>
    </style:style>
    <style:style style:name="T16" style:family="text">
      <style:text-properties fo:color="#ffffff" style:font-weight-asian="bold" style:font-weight-complex="bold"/>
    </style:style>
    <style:style style:name="T17" style:family="text">
      <style:text-properties style:font-weight-asian="bold" style:font-weight-complex="bold"/>
    </style:style>
    <style:style style:name="T18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fo:text-shadow="none" fo:color="#e6e6e6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fo:color="#ffff00" style:text-outline="false" fo:font-style="normal" style:text-line-through-type="none" style:text-underline-style="none" style:text-underline-color="font-color" fo:font-weight="normal" fo:font-size="10pt" fo:text-shadow="1pt 1pt"/>
    </style:style>
  </office:automatic-styles>
  <office:body>
    <office:spreadsheet>
      <table:calculation-settings table:automatic-find-labels="false"/>
      <table:table table:name="Matched B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8" table:default-cell-style-name="ce32"/>
        <table:table-column table:style-name="co8" table:default-cell-style-name="ce39"/>
        <table:table-column table:style-name="co9" table:default-cell-style-name="Default"/>
        <table:table-column table:style-name="co10" table:default-cell-style-name="Default"/>
        <table:table-column table:style-name="co8" table:default-cell-style-name="ce32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otal profit</text:p>
          </table:table-cell>
          <table:table-cell table:style-name="ce32" table:formula="of:=SUM([.L2:.L1048576])" office:value-type="currency" office:currency="GBP" office:value="26.5748" calcext:value-type="currency">
            <text:p>£26.57</text:p>
          </table:table-cell>
          <table:table-cell table:style-name="ce33" office:value-type="string" calcext:value-type="string">
            <text:p>Date</text:p>
          </table:table-cell>
          <table:table-cell table:style-name="ce36" office:value-type="string" calcext:value-type="string">
            <text:p>Game</text:p>
          </table:table-cell>
          <table:table-cell table:style-name="ce36" office:value-type="string" calcext:value-type="string">
            <text:p>bet/lay</text:p>
          </table:table-cell>
          <table:table-cell table:style-name="ce36" office:value-type="string" calcext:value-type="string">
            <text:p>team</text:p>
          </table:table-cell>
          <table:table-cell table:style-name="ce36" office:value-type="string" calcext:value-type="string">
            <text:p>odds</text:p>
          </table:table-cell>
          <table:table-cell table:style-name="ce36" office:value-type="string" calcext:value-type="string">
            <text:p>Stake</text:p>
          </table:table-cell>
          <table:table-cell table:style-name="ce36" office:value-type="string" calcext:value-type="string">
            <text:p>Fee (%)</text:p>
          </table:table-cell>
          <table:table-cell table:style-name="ce36" office:value-type="string" calcext:value-type="string">
            <text:p>incentive</text:p>
          </table:table-cell>
          <table:table-cell table:style-name="ce36" office:value-type="string" calcext:value-type="string">
            <text:p>Bookie</text:p>
          </table:table-cell>
          <table:table-cell table:style-name="ce41" office:value-type="string" calcext:value-type="string">
            <text:p>Net</text:p>
          </table:table-cell>
          <table:table-cell table:style-name="ce42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rget Profit</text:p>
          </table:table-cell>
          <table:table-cell table:style-name="ce32" table:formula="of:=(TODAY()-DATE(YEAR(TODAY());1;0))*10" office:value-type="currency" office:currency="GBP" office:value="1110" calcext:value-type="currency">
            <text:p>£1,110.00</text:p>
          </table:table-cell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5:35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Rivet</text:p>
          </table:table-cell>
          <table:table-cell office:value-type="float" office:value="6" calcext:value-type="float">
            <text:p>6.00</text:p>
          </table:table-cell>
          <table:table-cell office:value-type="currency" office:currency="GBP" office:value="250" calcext:value-type="currency">
            <text:p>£250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Coral</text:p>
          </table:table-cell>
          <table:table-cell office:value-type="currency" office:currency="GBP" office:value="-250" calcext:value-type="currency">
            <text:p>-£250.00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Liquidity</text:p>
          </table:table-cell>
          <table:table-cell table:style-name="ce32" table:formula="of:=SUM([.B5:.B33])" office:value-type="currency" office:currency="GBP" office:value="0" calcext:value-type="currency">
            <text:p>£0.00</text:p>
          </table:table-cell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5:35 @ Newmarket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Rivet</text:p>
          </table:table-cell>
          <table:table-cell office:value-type="float" office:value="5.6" calcext:value-type="float">
            <text:p>5.60</text:p>
          </table:table-cell>
          <table:table-cell office:value-type="currency" office:currency="GBP" office:value="268.82" calcext:value-type="currency">
            <text:p>£268.82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markets</text:p>
          </table:table-cell>
          <table:table-cell table:formula="of:=[.H3]*(1-0.02)" office:value-type="currency" office:currency="GBP" office:value="263.4436" calcext:value-type="currency">
            <text:p>£263.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1">
          <table:table-cell table:style-name="ce4" office:value-type="string" calcext:value-type="string">
            <text:p>888Spor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office:value-type="date" office:date-value="2017-04-21" calcext:value-type="date">
            <text:p>04-21</text:p>
          </table:table-cell>
          <table:table-cell office:value-type="string" calcext:value-type="string">
            <text:p>16:45 @ Southwell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Cup Final</text:p>
          </table:table-cell>
          <table:table-cell office:value-type="float" office:value="1.2" calcext:value-type="float">
            <text:p>1.20</text:p>
          </table:table-cell>
          <table:table-cell office:value-type="currency" office:currency="GBP" office:value="250" calcext:value-type="currency">
            <text:p>£250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William Hill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pollobe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office:value-type="date" office:date-value="2017-04-21" calcext:value-type="date">
            <text:p>04-21</text:p>
          </table:table-cell>
          <table:table-cell office:value-type="string" calcext:value-type="string">
            <text:p>16:45 @ Southwell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Spoilt Rotten</text:p>
          </table:table-cell>
          <table:table-cell office:value-type="float" office:value="6.5" calcext:value-type="float">
            <text:p>6.50</text:p>
          </table:table-cell>
          <table:table-cell office:value-type="currency" office:currency="GBP" office:value="45" calcext:value-type="currency">
            <text:p>£45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Betfair</text:p>
          </table:table-cell>
          <table:table-cell table:number-columns-repeated="6"/>
        </table:table-row>
        <table:table-row table:style-name="ro4">
          <table:table-cell table:style-name="ce6" office:value-type="string" calcext:value-type="string">
            <text:p><text:span text:style-name="T1">Bet</text:span><text:span text:style-name="T2">365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office:value-type="date" office:date-value="2017-04-21" calcext:value-type="date">
            <text:p>04-21</text:p>
          </table:table-cell>
          <table:table-cell office:value-type="string" calcext:value-type="string">
            <text:p>16:45 @ Southwell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Spoilt Rotten</text:p>
          </table:table-cell>
          <table:table-cell office:value-type="float" office:value="6.5" calcext:value-type="float">
            <text:p>6.50</text:p>
          </table:table-cell>
          <table:table-cell office:value-type="currency" office:currency="GBP" office:value="45" calcext:value-type="currency">
            <text:p>£45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PaddyPower</text:p>
          </table:table-cell>
          <table:table-cell table:number-columns-repeated="4"/>
          <table:table-cell table:style-name="ce32"/>
          <table:table-cell/>
        </table:table-row>
        <table:table-row table:style-name="ro4">
          <table:table-cell table:style-name="ce7" office:value-type="string" calcext:value-type="string">
            <text:p><text:span text:style-name="T1">Bet</text:span><text:span text:style-name="T2">bright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Betfair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Betfred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Betsafe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Betstars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12" office:value-type="string" calcext:value-type="string">
            <text:p><text:span text:style-name="T3">Bet</text:span><text:span text:style-name="T4">victor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13" office:value-type="string" calcext:value-type="string">
            <text:p><text:span text:style-name="T5">bet</text:span><text:span text:style-name="T6">victor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14" office:value-type="string" calcext:value-type="string">
            <text:p>Betway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15" office:value-type="string" calcext:value-type="string">
            <text:p><text:span text:style-name="T1">Boyle</text:span><text:span text:style-name="T7">Sports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16" office:value-type="string" calcext:value-type="string">
            <text:p>Bwin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17" office:value-type="string" calcext:value-type="string">
            <text:p><text:span text:style-name="T8">C</text:span><text:span text:style-name="T9">o</text:span><text:span text:style-name="T10">ra</text:span><text:span text:style-name="T11">l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Ladbrokes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LeoBe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3"/>
          <table:table-cell table:style-name="ce32"/>
          <table:table-cell/>
        </table:table-row>
        <table:table-row table:style-name="ro4">
          <table:table-cell table:style-name="ce20" office:value-type="string" calcext:value-type="string">
            <text:p><text:span text:style-name="T12">Marathon</text:span><text:span text:style-name="T13">bet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1" office:value-type="string" calcext:value-type="string">
            <text:p>PaddyPower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14" office:value-type="string" calcext:value-type="string">
            <text:p><text:span text:style-name="T14">Realdeal</text:span><text:span text:style-name="T15">bet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2" office:value-type="string" calcext:value-type="string">
            <text:p>SkyBe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3" office:value-type="string" calcext:value-type="string">
            <text:p>Smarkets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4" office:value-type="string" calcext:value-type="string">
            <text:p>Stan James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25" office:value-type="string" calcext:value-type="string">
            <text:p><text:span text:style-name="T16">Sun</text:span><text:span text:style-name="T17">Bet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6" office:value-type="string" calcext:value-type="string">
            <text:p>TitanBe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7" office:value-type="string" calcext:value-type="string">
            <text:p>TonyBe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1">
          <table:table-cell table:style-name="ce28" office:value-type="string" calcext:value-type="string">
            <text:p>Unibet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29" office:value-type="string" calcext:value-type="string">
            <text:p><text:span text:style-name="T12">Vital</text:span><text:span text:style-name="T18">bet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4">
          <table:table-cell table:style-name="ce30" office:value-type="string" calcext:value-type="string">
            <text:p><text:span text:style-name="T19">William </text:span><text:span text:style-name="T4">HILL</text:span>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2">
          <table:table-cell table:style-name="ce31" office:value-type="string" calcext:value-type="string">
            <text:p>Winner</text:p>
          </table:table-cell>
          <table:table-cell table:style-name="ce32" office:value-type="currency" office:currency="GBP" office:value="0" calcext:value-type="currency">
            <text:p>£0.00</text:p>
          </table:table-cell>
          <table:table-cell table:number-columns-repeated="15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71">
          <table:table-cell table:number-columns-repeated="17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table:style-name="ce32" table:number-columns-repeated="2"/>
          <table:table-cell table:number-columns-repeated="3"/>
        </table:table-row>
        <table:table-row table:style-name="ro2" table:number-rows-repeated="30">
          <table:table-cell table:number-columns-repeated="17"/>
        </table:table-row>
        <table:table-row table:style-name="ro2" table:number-rows-repeated="3">
          <table:table-cell table:number-columns-repeated="2"/>
          <table:table-cell table:style-name="ce35"/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0"/>
          <table:table-cell table:style-name="ce40"/>
          <table:table-cell table:number-columns-repeated="6"/>
        </table:table-row>
        <table:table-row table:style-name="ro2" table:number-rows-repeated="22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9"/>
          <table:table-cell table:style-name="ce32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32"/>
          <table:table-cell/>
        </table:table-row>
        <table:table-row table:style-name="ro2" table:number-rows-repeated="12">
          <table:table-cell table:number-columns-repeated="17"/>
        </table:table-row>
        <table:table-row table:style-name="ro2">
          <table:table-cell table:number-columns-repeated="12"/>
          <table:table-cell table:style-name="ce32"/>
          <table:table-cell table:number-columns-repeated="4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2" table:number-rows-repeated="9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4"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ce32"/>
          <table:table-cell table:number-columns-repeated="3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9"/>
          <table:table-cell table:style-name="ce32"/>
          <table:table-cell table:number-columns-repeated="7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4"/>
          <table:table-cell table:style-name="ce37"/>
          <table:table-cell table:number-columns-repeated="12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2"/>
          <table:table-cell table:style-name="ce32"/>
          <table:table-cell table:number-columns-repeated="4"/>
        </table:table-row>
        <table:table-row table:style-name="ro2" table:number-rows-repeated="24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4"/>
          <table:table-cell table:style-name="ce32"/>
          <table:table-cell table:number-columns-repeated="3"/>
        </table:table-row>
        <table:table-row table:style-name="ro2" table:number-rows-repeated="19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10"/>
        </table:table-row>
        <table:table-row table:style-name="ro2" table:number-rows-repeated="3">
          <table:table-cell table:number-columns-repeated="17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3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32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style-name="ce38"/>
          <table:table-cell table:number-columns-repeated="9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style-name="ce38"/>
          <table:table-cell table:number-columns-repeated="9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style-name="ce38"/>
          <table:table-cell table:number-columns-repeated="9"/>
        </table:table-row>
        <table:table-row table:style-name="ro2" table:number-rows-repeated="27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6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8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6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21">
          <table:table-cell table:number-columns-repeated="17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 table:number-columns-repeated="4"/>
          <table:table-cell table:style-name="ce32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5"/>
          <table:table-cell table:style-name="ce32"/>
          <table:table-cell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5"/>
          <table:table-cell table:style-name="ce32"/>
          <table:table-cell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5"/>
          <table:table-cell table:style-name="ce32"/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2"/>
          <table:table-cell table:style-name="ce32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4"/>
          <table:table-cell table:style-name="ce32"/>
          <table:table-cell table:number-columns-repeated="2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13"/>
          <table:table-cell table:style-name="ce32"/>
          <table:table-cell table:number-columns-repeated="3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5:35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Rivet</text:p>
          </table:table-cell>
          <table:table-cell office:value-type="float" office:value="5.5" calcext:value-type="float">
            <text:p>5.50</text:p>
          </table:table-cell>
          <table:table-cell office:value-type="currency" office:currency="GBP" office:value="250" calcext:value-type="currency">
            <text:p>£250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tanJames</text:p>
          </table:table-cell>
          <table:table-cell office:value-type="currency" office:currency="GBP" office:value="-250" calcext:value-type="currency">
            <text:p>-£25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5:35 @ Newmarket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Rivet</text:p>
          </table:table-cell>
          <table:table-cell office:value-type="float" office:value="5.2" calcext:value-type="float">
            <text:p>5.20</text:p>
          </table:table-cell>
          <table:table-cell office:value-type="currency" office:currency="GBP" office:value="265.44" calcext:value-type="currency">
            <text:p>£265.44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Smarkets</text:p>
          </table:table-cell>
          <table:table-cell table:formula="of:=265.44*(1-0.02)" office:value-type="currency" office:currency="GBP" office:value="260.1312" calcext:value-type="currency">
            <text:p>£260.13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Victory Angel</text:p>
          </table:table-cell>
          <table:table-cell office:value-type="float" office:value="3.25" calcext:value-type="float">
            <text:p>3.25</text:p>
          </table:table-cell>
          <table:table-cell office:value-type="currency" office:currency="GBP" office:value="20" calcext:value-type="currency">
            <text:p>£20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+20 free bet if second or third</text:p>
          </table:table-cell>
          <table:table-cell office:value-type="string" calcext:value-type="string">
            <text:p>Sky Bet</text:p>
          </table:table-cell>
          <table:table-cell office:value-type="currency" office:currency="GBP" office:value="55" calcext:value-type="currency">
            <text:p>£55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Hilario</text:p>
          </table:table-cell>
          <table:table-cell office:value-type="float" office:value="6.5" calcext:value-type="float">
            <text:p>6.50</text:p>
          </table:table-cell>
          <table:table-cell office:value-type="currency" office:currency="GBP" office:value="10" calcext:value-type="currency">
            <text:p>£10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ug Bet</text:p>
          </table:table-cell>
          <table:table-cell office:value-type="string" calcext:value-type="string">
            <text:p>StanJames</text:p>
          </table:table-cell>
          <table:table-cell office:value-type="currency" office:currency="GBP" office:value="-10" calcext:value-type="currency">
            <text:p>-£10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Rich and Famous</text:p>
          </table:table-cell>
          <table:table-cell office:value-type="float" office:value="7.5" calcext:value-type="float">
            <text:p>7.50</text:p>
          </table:table-cell>
          <table:table-cell office:value-type="currency" office:currency="GBP" office:value="9" calcext:value-type="currency">
            <text:p>£9.0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ug Bet</text:p>
          </table:table-cell>
          <table:table-cell office:value-type="string" calcext:value-type="string">
            <text:p>BetVictor</text:p>
          </table:table-cell>
          <table:table-cell office:value-type="currency" office:currency="GBP" office:value="-9" calcext:value-type="currency">
            <text:p>-£9.00</text:p>
          </table:table-cell>
          <table:table-cell/>
          <table:table-cell table:style-name="ce32"/>
          <table:table-cell table:number-columns-repeated="3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Tommy Taylor</text:p>
          </table:table-cell>
          <table:table-cell office:value-type="float" office:value="9" calcext:value-type="float">
            <text:p>9.00</text:p>
          </table:table-cell>
          <table:table-cell office:value-type="currency" office:currency="GBP" office:value="7.5" calcext:value-type="currency">
            <text:p>£7.5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ug Bet</text:p>
          </table:table-cell>
          <table:table-cell office:value-type="string" calcext:value-type="string">
            <text:p>888Bet</text:p>
          </table:table-cell>
          <table:table-cell office:value-type="currency" office:currency="GBP" office:value="-7.5" calcext:value-type="currency">
            <text:p>-£7.5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Castleacre</text:p>
          </table:table-cell>
          <table:table-cell office:value-type="float" office:value="10" calcext:value-type="float">
            <text:p>10.00</text:p>
          </table:table-cell>
          <table:table-cell office:value-type="currency" office:currency="GBP" office:value="6.5" calcext:value-type="currency">
            <text:p>£6.5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ug Bet</text:p>
          </table:table-cell>
          <table:table-cell office:value-type="string" calcext:value-type="string">
            <text:p>William Hill</text:p>
          </table:table-cell>
          <table:table-cell office:value-type="currency" office:currency="GBP" office:value="-6.5" calcext:value-type="currency">
            <text:p>-£6.5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Akhlaaq</text:p>
          </table:table-cell>
          <table:table-cell office:value-type="float" office:value="10" calcext:value-type="float">
            <text:p>10.00</text:p>
          </table:table-cell>
          <table:table-cell office:value-type="currency" office:currency="GBP" office:value="6.5" calcext:value-type="currency">
            <text:p>£6.5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ug Bet</text:p>
          </table:table-cell>
          <table:table-cell office:value-type="string" calcext:value-type="string">
            <text:p>Bet365</text:p>
          </table:table-cell>
          <table:table-cell office:value-type="currency" office:currency="GBP" office:value="-6.5" calcext:value-type="currency">
            <text:p>-£6.5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Storm Cry</text:p>
          </table:table-cell>
          <table:table-cell office:value-type="float" office:value="11.5" calcext:value-type="float">
            <text:p>11.50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Smarkets</text:p>
          </table:table-cell>
          <table:table-cell office:value-type="currency" office:currency="GBP" office:value="-6" calcext:value-type="currency">
            <text:p>-£6.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rewa</text:p>
          </table:table-cell>
          <table:table-cell office:value-type="float" office:value="19" calcext:value-type="float">
            <text:p>19.00</text:p>
          </table:table-cell>
          <table:table-cell office:value-type="currency" office:currency="GBP" office:value="3.5" calcext:value-type="currency">
            <text:p>£3.50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ug Bet</text:p>
          </table:table-cell>
          <table:table-cell office:value-type="string" calcext:value-type="string">
            <text:p>Betway</text:p>
          </table:table-cell>
          <table:table-cell office:value-type="currency" office:currency="GBP" office:value="-3.5" calcext:value-type="currency">
            <text:p>-£3.5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date" office:date-value="2017-04-20" calcext:value-type="date">
            <text:p>04-20</text:p>
          </table:table-cell>
          <table:table-cell office:value-type="string" calcext:value-type="string">
            <text:p>13:50 @ Newmarket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Medici Banchiere</text:p>
          </table:table-cell>
          <table:table-cell office:value-type="float" office:value="24" calcext:value-type="float">
            <text:p>24.00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Smarkets</text:p>
          </table:table-cell>
          <table:table-cell office:value-type="currency" office:currency="GBP" office:value="-3" calcext:value-type="currency">
            <text:p>-£3.00</text:p>
          </table:table-cell>
          <table:table-cell table:number-columns-repeated="5"/>
        </table:table-row>
        <table:table-row table:style-name="ro2" table:number-rows-repeated="104802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'Matched Bets'.A5:'Matched Bets'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2:10:38.920201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00:31:49.403174833</dc:date>
    <meta:editing-duration>P5DT7H55S</meta:editing-duration>
    <meta:editing-cycles>387</meta:editing-cycles>
    <meta:generator>LibreOffice/5.2.4.2.0$OpenBSD_X86_64 LibreOffice_project/20m0$Build-2</meta:generator>
    <meta:document-statistic meta:table-count="1" meta:cell-count="233" meta:object-count="0"/>
  </office:meta>
</office:document-meta>
</file>